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e7" officeooo:paragraph-rsid="00038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1:44:12.224332974</meta:creation-date>
    <dc:date>2022-12-05T10:01:27.759349248</dc:date>
    <meta:editing-duration>PT7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